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CHANA DAVILA, FERNANDO JUL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CHANA DAVILA, FERNANDO JUL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141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OLORTEGUI, RAFAEL MARCEL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47956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7.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1.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.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01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